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pendentAnnotationEngine.IndependentAnnotation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pendentAnnotationEngine.forAnnotation( A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pendentAnnotationEngine.process( A annotation ,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pendentAnnotationEngine.process( Class &lt; ? &gt; clazz , Object testInstan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ndependentAnnotationEngine.registerAnnotationProcessor( Class &lt; A &gt; annotationClass , FieldAnnotationProcessor &lt; A &gt; fieldAnnotation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pendentAnnotationEngine.createMockFor( Annotation annotation ,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pendentAnnotationEngine.throwIfAlreadyAssigned( Field field , boolean alreadyAssign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